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0pt" style:font-size-asian="10pt" style:font-size-complex="10pt"/>
    </style:style>
    <style:style style:name="P2" style:family="paragraph" style:parent-style-name="Text_20_body">
      <style:text-properties style:font-name="Calibri" fo:font-size="10pt" style:font-size-asian="10pt" style:font-size-complex="10pt"/>
    </style:style>
    <style:style style:name="P3" style:family="paragraph" style:parent-style-name="Text_20_body">
      <style:text-properties officeooo:paragraph-rsid="001de6a8"/>
    </style:style>
    <style:style style:name="P4" style:family="paragraph" style:parent-style-name="Text_20_body">
      <style:text-properties officeooo:paragraph-rsid="0023a215"/>
    </style:style>
    <style:style style:name="P5" style:family="paragraph" style:parent-style-name="Heading_20_2">
      <style:text-properties officeooo:paragraph-rsid="001fb39d"/>
    </style:style>
    <style:style style:name="P6" style:family="paragraph" style:parent-style-name="Horizontal_20_Line">
      <style:text-properties style:font-name="Calibri" fo:font-size="10pt" style:font-size-asian="10pt" style:font-size-complex="10pt"/>
    </style:style>
    <style:style style:name="P7" style:family="paragraph" style:parent-style-name="Preformatted_20_Text">
      <style:text-properties style:font-name="Calibri" fo:font-size="10pt" style:font-size-asian="10pt" style:font-size-complex="10pt"/>
    </style:style>
    <style:style style:name="P8" style:family="paragraph" style:parent-style-name="Heading_20_3">
      <style:paragraph-properties fo:margin-top="0in" fo:margin-bottom="0.1965in" loext:contextual-spacing="false" style:writing-mode="lr-tb"/>
      <style:text-properties officeooo:paragraph-rsid="00329f46"/>
    </style:style>
    <style:style style:name="P9" style:family="paragraph" style:parent-style-name="Preformatted_20_Text" style:list-style-name="L4">
      <style:paragraph-properties fo:margin-top="0in" fo:margin-bottom="0.1965in" loext:contextual-spacing="false" style:writing-mode="lr-tb"/>
      <style:text-properties officeooo:paragraph-rsid="001de6a8"/>
    </style:style>
    <style:style style:name="P10" style:family="paragraph" style:parent-style-name="Preformatted_20_Text">
      <style:paragraph-properties fo:margin-top="0in" fo:margin-bottom="0.1965in" loext:contextual-spacing="false" style:writing-mode="lr-tb"/>
      <style:text-properties officeooo:paragraph-rsid="003545ef"/>
    </style:style>
    <style:style style:name="P11" style:family="paragraph" style:parent-style-name="Preformatted_20_Text">
      <style:paragraph-properties style:writing-mode="lr-tb"/>
    </style:style>
    <style:style style:name="P12" style:family="paragraph" style:parent-style-name="Preformatted_20_Text">
      <style:paragraph-properties style:writing-mode="lr-tb"/>
      <style:text-properties officeooo:paragraph-rsid="002e2707"/>
    </style:style>
    <style:style style:name="P13" style:family="paragraph" style:parent-style-name="Preformatted_20_Text">
      <style:paragraph-properties style:writing-mode="lr-tb"/>
      <style:text-properties officeooo:paragraph-rsid="0036b6bd"/>
    </style:style>
    <style:style style:name="P14" style:family="paragraph" style:parent-style-name="Text_20_body" style:list-style-name="L1"/>
    <style:style style:name="P15" style:family="paragraph" style:parent-style-name="Text_20_body" style:list-style-name="L2"/>
    <style:style style:name="P16" style:family="paragraph" style:parent-style-name="Text_20_body" style:list-style-name="L3">
      <style:text-properties officeooo:paragraph-rsid="001de6a8"/>
    </style:style>
    <style:style style:name="P17" style:family="paragraph" style:parent-style-name="Text_20_body" style:list-style-name="L5"/>
    <style:style style:name="P18" style:family="paragraph" style:parent-style-name="Text_20_body" style:list-style-name="L6"/>
    <style:style style:name="P19" style:family="paragraph" style:parent-style-name="Text_20_body" style:list-style-name="L7"/>
    <style:style style:name="P20" style:family="paragraph" style:parent-style-name="Text_20_body" style:list-style-name="L8"/>
    <style:style style:name="P21" style:family="paragraph" style:parent-style-name="Text_20_body" style:list-style-name="L9"/>
    <style:style style:name="P22" style:family="paragraph" style:parent-style-name="Text_20_body" style:list-style-name="L10">
      <style:text-properties officeooo:paragraph-rsid="0023a215"/>
    </style:style>
    <style:style style:name="P23" style:family="paragraph" style:parent-style-name="Text_20_body" style:list-style-name="L10">
      <style:text-properties officeooo:paragraph-rsid="00252e5e"/>
    </style:style>
    <style:style style:name="P24" style:family="paragraph" style:parent-style-name="Text_20_body" style:list-style-name="L10">
      <style:text-properties officeooo:paragraph-rsid="0026cbdd"/>
    </style:style>
    <style:style style:name="P25" style:family="paragraph" style:parent-style-name="Text_20_body" style:list-style-name="L10">
      <style:text-properties officeooo:paragraph-rsid="0027d30b"/>
    </style:style>
    <style:style style:name="P26" style:family="paragraph" style:parent-style-name="Text_20_body" style:list-style-name="L10">
      <style:text-properties officeooo:paragraph-rsid="0029cdd4"/>
    </style:style>
    <style:style style:name="P27" style:family="paragraph" style:parent-style-name="Text_20_body" style:list-style-name="L10">
      <style:text-properties officeooo:paragraph-rsid="002b4d2a"/>
    </style:style>
    <style:style style:name="P28" style:family="paragraph" style:parent-style-name="Text_20_body" style:list-style-name="L10">
      <style:text-properties officeooo:paragraph-rsid="002bdbae"/>
    </style:style>
    <style:style style:name="P29" style:family="paragraph" style:parent-style-name="Text_20_body" style:list-style-name="L10">
      <style:text-properties officeooo:paragraph-rsid="002d63f8"/>
    </style:style>
    <style:style style:name="P30" style:family="paragraph" style:parent-style-name="Text_20_body" style:list-style-name="L13">
      <style:text-properties style:font-name="Calibri" fo:font-size="10pt" style:font-size-asian="10pt" style:font-size-complex="10pt"/>
    </style:style>
    <style:style style:name="P31" style:family="paragraph" style:parent-style-name="Text_20_body" style:list-style-name="L16">
      <style:text-properties style:font-name="Calibri" fo:font-size="10pt" officeooo:paragraph-rsid="00329f46" style:font-size-asian="10pt" style:font-size-complex="10pt"/>
    </style:style>
    <style:style style:name="P32" style:family="paragraph" style:parent-style-name="Text_20_body" style:list-style-name="L1">
      <style:paragraph-properties fo:margin-top="0in" fo:margin-bottom="0in" loext:contextual-spacing="false"/>
    </style:style>
    <style:style style:name="P33" style:family="paragraph" style:parent-style-name="Text_20_body" style:list-style-name="L2">
      <style:paragraph-properties fo:margin-top="0in" fo:margin-bottom="0in" loext:contextual-spacing="false"/>
    </style:style>
    <style:style style:name="P34" style:family="paragraph" style:parent-style-name="Text_20_body" style:list-style-name="L5">
      <style:paragraph-properties fo:margin-top="0in" fo:margin-bottom="0in" loext:contextual-spacing="false"/>
    </style:style>
    <style:style style:name="P35" style:family="paragraph" style:parent-style-name="Text_20_body" style:list-style-name="L5">
      <style:paragraph-properties fo:margin-top="0in" fo:margin-bottom="0in" loext:contextual-spacing="false"/>
      <style:text-properties officeooo:paragraph-rsid="0023a215"/>
    </style:style>
    <style:style style:name="P36" style:family="paragraph" style:parent-style-name="Text_20_body" style:list-style-name="L6">
      <style:paragraph-properties fo:margin-top="0in" fo:margin-bottom="0in" loext:contextual-spacing="false"/>
      <style:text-properties style:font-name="Calibri" fo:font-size="10pt" style:font-size-asian="10pt" style:font-size-complex="10pt"/>
    </style:style>
    <style:style style:name="P37" style:family="paragraph" style:parent-style-name="Text_20_body" style:list-style-name="L7">
      <style:paragraph-properties fo:margin-top="0in" fo:margin-bottom="0in" loext:contextual-spacing="false"/>
      <style:text-properties style:font-name="Calibri" fo:font-size="10pt" style:font-size-asian="10pt" style:font-size-complex="10pt"/>
    </style:style>
    <style:style style:name="P38" style:family="paragraph" style:parent-style-name="Text_20_body" style:list-style-name="L8">
      <style:paragraph-properties fo:margin-top="0in" fo:margin-bottom="0in" loext:contextual-spacing="false"/>
      <style:text-properties style:font-name="Calibri" fo:font-size="10pt" style:font-size-asian="10pt" style:font-size-complex="10pt"/>
    </style:style>
    <style:style style:name="P39" style:family="paragraph" style:parent-style-name="Text_20_body" style:list-style-name="L9">
      <style:paragraph-properties fo:margin-top="0in" fo:margin-bottom="0in" loext:contextual-spacing="false"/>
      <style:text-properties style:font-name="Calibri" fo:font-size="10pt" style:font-size-asian="10pt" style:font-size-complex="10pt"/>
    </style:style>
    <style:style style:name="P40" style:family="paragraph" style:parent-style-name="Text_20_body" style:list-style-name="L13">
      <style:paragraph-properties fo:margin-top="0in" fo:margin-bottom="0in" loext:contextual-spacing="false"/>
      <style:text-properties style:font-name="Calibri" fo:font-size="10pt" style:font-size-asian="10pt" style:font-size-complex="10pt"/>
    </style:style>
    <style:style style:name="P41" style:family="paragraph" style:parent-style-name="Text_20_body" style:list-style-name="L13">
      <style:paragraph-properties fo:margin-top="0in" fo:margin-bottom="0in" loext:contextual-spacing="false"/>
    </style:style>
    <style:style style:name="P42" style:family="paragraph" style:parent-style-name="Text_20_body" style:list-style-name="L16">
      <style:paragraph-properties fo:margin-top="0in" fo:margin-bottom="0in" loext:contextual-spacing="false"/>
      <style:text-properties style:font-name="Calibri" fo:font-size="10pt" style:font-size-asian="10pt" style:font-size-complex="10pt"/>
    </style:style>
    <style:style style:name="T1" style:family="text">
      <style:text-properties fo:font-size="10pt" officeooo:rsid="0022722c" style:font-size-asian="10pt" style:font-size-complex="10pt"/>
    </style:style>
    <style:style style:name="T2" style:family="text">
      <style:text-properties fo:font-size="10pt" officeooo:rsid="00324437" style:font-size-asian="10pt" style:font-size-complex="10pt"/>
    </style:style>
    <style:style style:name="T3" style:family="text">
      <style:text-properties fo:font-size="10pt" fo:font-weight="normal" officeooo:rsid="002d63f8" style:font-size-asian="10pt" style:font-weight-asian="normal" style:font-size-complex="10pt" style:font-weight-complex="normal"/>
    </style:style>
    <style:style style:name="T4" style:family="text">
      <style:text-properties style:font-name="Calibri" fo:font-size="10pt" style:font-size-asian="10pt" style:font-size-complex="10pt"/>
    </style:style>
    <style:style style:name="T5" style:family="text">
      <style:text-properties style:font-name="Calibri" fo:font-size="10pt" officeooo:rsid="001de6a8" style:font-size-asian="10pt" style:font-size-complex="10pt"/>
    </style:style>
    <style:style style:name="T6" style:family="text">
      <style:text-properties style:font-name="Calibri" fo:font-size="10pt" officeooo:rsid="0022722c" style:font-size-asian="10pt" style:font-size-complex="10pt"/>
    </style:style>
    <style:style style:name="T7" style:family="text">
      <style:text-properties style:font-name="Calibri" fo:font-size="10pt" officeooo:rsid="0023a215" style:font-size-asian="10pt" style:font-size-complex="10pt"/>
    </style:style>
    <style:style style:name="T8" style:family="text">
      <style:text-properties style:font-name="Calibri" fo:font-size="10pt" officeooo:rsid="00252e5e" style:font-size-asian="10pt" style:font-size-complex="10pt"/>
    </style:style>
    <style:style style:name="T9" style:family="text">
      <style:text-properties style:font-name="Calibri" fo:font-size="10pt" officeooo:rsid="0025438e" style:font-size-asian="10pt" style:font-size-complex="10pt"/>
    </style:style>
    <style:style style:name="T10" style:family="text">
      <style:text-properties style:font-name="Calibri" fo:font-size="10pt" officeooo:rsid="002e2707" style:font-size-asian="10pt" style:font-size-complex="10pt"/>
    </style:style>
    <style:style style:name="T11" style:family="text">
      <style:text-properties style:font-name="Calibri" fo:font-size="10pt" officeooo:rsid="0031efeb" style:font-size-asian="10pt" style:font-size-complex="10pt"/>
    </style:style>
    <style:style style:name="T12" style:family="text">
      <style:text-properties style:font-name="Calibri" fo:font-size="10pt" officeooo:rsid="00324437" style:font-size-asian="10pt" style:font-size-complex="10pt"/>
    </style:style>
    <style:style style:name="T13" style:family="text">
      <style:text-properties style:font-name="Calibri" fo:font-size="10pt" officeooo:rsid="00329f46" style:font-size-asian="10pt" style:font-size-complex="10pt"/>
    </style:style>
    <style:style style:name="T14" style:family="text">
      <style:text-properties style:font-name="Calibri" fo:font-size="10pt" officeooo:rsid="003545ef" style:font-size-asian="10pt" style:font-size-complex="10pt"/>
    </style:style>
    <style:style style:name="T15" style:family="text">
      <style:text-properties style:font-name="Calibri" fo:font-size="10pt" officeooo:rsid="0036b6bd" style:font-size-asian="10pt" style:font-size-complex="10pt"/>
    </style:style>
    <style:style style:name="T16" style:family="text">
      <style:text-properties style:font-name="Calibri" fo:font-size="10pt" fo:font-weight="bold" style:font-size-asian="10pt" style:font-weight-asian="bold" style:font-size-complex="10pt" style:font-weight-complex="bold"/>
    </style:style>
    <style:style style:name="T17" style:family="text">
      <style:text-properties style:font-name="Calibri" fo:font-size="10pt" fo:font-weight="bold" officeooo:rsid="0023a215" style:font-size-asian="10pt" style:font-weight-asian="bold" style:font-size-complex="10pt" style:font-weight-complex="bold"/>
    </style:style>
    <style:style style:name="T18" style:family="text">
      <style:text-properties style:font-name="Calibri" fo:font-size="10pt" fo:font-weight="bold" officeooo:rsid="00252e5e" style:font-size-asian="10pt" style:font-weight-asian="bold" style:font-size-complex="10pt" style:font-weight-complex="bold"/>
    </style:style>
    <style:style style:name="T19" style:family="text">
      <style:text-properties style:font-name="Calibri" fo:font-size="10pt" fo:font-weight="bold" officeooo:rsid="0025438e" style:font-size-asian="10pt" style:font-weight-asian="bold" style:font-size-complex="10pt" style:font-weight-complex="bold"/>
    </style:style>
    <style:style style:name="T20" style:family="text">
      <style:text-properties style:font-name="Calibri" fo:font-size="10pt" fo:font-weight="bold" officeooo:rsid="0026cbdd" style:font-size-asian="10pt" style:font-weight-asian="bold" style:font-size-complex="10pt" style:font-weight-complex="bold"/>
    </style:style>
    <style:style style:name="T21" style:family="text">
      <style:text-properties style:font-name="Calibri" fo:font-size="10pt" fo:font-weight="bold" officeooo:rsid="0027d30b" style:font-size-asian="10pt" style:font-weight-asian="bold" style:font-size-complex="10pt" style:font-weight-complex="bold"/>
    </style:style>
    <style:style style:name="T22" style:family="text">
      <style:text-properties style:font-name="Calibri" fo:font-size="10pt" fo:font-weight="bold" officeooo:rsid="0029cdd4" style:font-size-asian="10pt" style:font-weight-asian="bold" style:font-size-complex="10pt" style:font-weight-complex="bold"/>
    </style:style>
    <style:style style:name="T23" style:family="text">
      <style:text-properties style:font-name="Calibri" fo:font-size="10pt" fo:font-weight="bold" officeooo:rsid="002b4d2a" style:font-size-asian="10pt" style:font-weight-asian="bold" style:font-size-complex="10pt" style:font-weight-complex="bold"/>
    </style:style>
    <style:style style:name="T24" style:family="text">
      <style:text-properties style:font-name="Calibri" fo:font-size="10pt" fo:font-weight="bold" officeooo:rsid="002bdbae" style:font-size-asian="10pt" style:font-weight-asian="bold" style:font-size-complex="10pt" style:font-weight-complex="bold"/>
    </style:style>
    <style:style style:name="T25" style:family="text">
      <style:text-properties style:font-name="Calibri" fo:font-size="10pt" fo:font-weight="bold" officeooo:rsid="002d253b" style:font-size-asian="10pt" style:font-weight-asian="bold" style:font-size-complex="10pt" style:font-weight-complex="bold"/>
    </style:style>
    <style:style style:name="T26" style:family="text">
      <style:text-properties style:font-name="Calibri" fo:font-size="10pt" fo:font-weight="bold" officeooo:rsid="002d63f8" style:font-size-asian="10pt" style:font-weight-asian="bold" style:font-size-complex="10pt" style:font-weight-complex="bold"/>
    </style:style>
    <style:style style:name="T27" style:family="text">
      <style:text-properties style:font-name="Calibri" fo:font-size="10pt" fo:font-weight="bold" officeooo:rsid="0036089f" style:font-size-asian="10pt" style:font-weight-asian="bold" style:font-size-complex="10pt" style:font-weight-complex="bold"/>
    </style:style>
    <style:style style:name="T28" style:family="text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T29" style:family="text">
      <style:text-properties style:font-name="Calibri" fo:font-size="10pt" fo:font-weight="normal" officeooo:rsid="0022722c" style:font-size-asian="10pt" style:font-weight-asian="normal" style:font-size-complex="10pt" style:font-weight-complex="normal"/>
    </style:style>
    <style:style style:name="T30" style:family="text">
      <style:text-properties style:font-name="Calibri" fo:font-size="10pt" fo:font-weight="normal" officeooo:rsid="0023a215" style:font-size-asian="10pt" style:font-weight-asian="normal" style:font-size-complex="10pt" style:font-weight-complex="normal"/>
    </style:style>
    <style:style style:name="T31" style:family="text">
      <style:text-properties style:font-name="Calibri" fo:font-size="10pt" fo:font-weight="normal" officeooo:rsid="00252e5e" style:font-size-asian="10pt" style:font-weight-asian="normal" style:font-size-complex="10pt" style:font-weight-complex="normal"/>
    </style:style>
    <style:style style:name="T32" style:family="text">
      <style:text-properties style:font-name="Calibri" fo:font-size="10pt" fo:font-weight="normal" officeooo:rsid="0025438e" style:font-size-asian="10pt" style:font-weight-asian="normal" style:font-size-complex="10pt" style:font-weight-complex="normal"/>
    </style:style>
    <style:style style:name="T33" style:family="text">
      <style:text-properties style:font-name="Calibri" fo:font-size="10pt" fo:font-weight="normal" officeooo:rsid="0026cbdd" style:font-size-asian="10pt" style:font-weight-asian="normal" style:font-size-complex="10pt" style:font-weight-complex="normal"/>
    </style:style>
    <style:style style:name="T34" style:family="text">
      <style:text-properties style:font-name="Calibri" fo:font-size="10pt" fo:font-weight="normal" officeooo:rsid="0027d30b" style:font-size-asian="10pt" style:font-weight-asian="normal" style:font-size-complex="10pt" style:font-weight-complex="normal"/>
    </style:style>
    <style:style style:name="T35" style:family="text">
      <style:text-properties style:font-name="Calibri" fo:font-size="10pt" fo:font-weight="normal" officeooo:rsid="0029cdd4" style:font-size-asian="10pt" style:font-weight-asian="normal" style:font-size-complex="10pt" style:font-weight-complex="normal"/>
    </style:style>
    <style:style style:name="T36" style:family="text">
      <style:text-properties style:font-name="Calibri" fo:font-size="10pt" fo:font-weight="normal" officeooo:rsid="002b4d2a" style:font-size-asian="10pt" style:font-weight-asian="normal" style:font-size-complex="10pt" style:font-weight-complex="normal"/>
    </style:style>
    <style:style style:name="T37" style:family="text">
      <style:text-properties style:font-name="Calibri" fo:font-size="10pt" fo:font-weight="normal" officeooo:rsid="002bdbae" style:font-size-asian="10pt" style:font-weight-asian="normal" style:font-size-complex="10pt" style:font-weight-complex="normal"/>
    </style:style>
    <style:style style:name="T38" style:family="text">
      <style:text-properties style:font-name="Calibri" fo:font-size="10pt" fo:font-weight="normal" officeooo:rsid="002d253b" style:font-size-asian="10pt" style:font-weight-asian="normal" style:font-size-complex="10pt" style:font-weight-complex="normal"/>
    </style:style>
    <style:style style:name="T39" style:family="text">
      <style:text-properties style:font-name="Calibri" fo:font-size="10pt" fo:font-weight="normal" officeooo:rsid="002d63f8" style:font-size-asian="10pt" style:font-weight-asian="normal" style:font-size-complex="10pt" style:font-weight-complex="normal"/>
    </style:style>
    <style:style style:name="T40" style:family="text">
      <style:text-properties style:font-name="Calibri" fo:font-size="10pt" fo:font-weight="normal" officeooo:rsid="002e2707" style:font-size-asian="10pt" style:font-weight-asian="normal" style:font-size-complex="10pt" style:font-weight-complex="normal"/>
    </style:style>
    <style:style style:name="T41" style:family="text">
      <style:text-properties officeooo:rsid="0022722c"/>
    </style:style>
    <style:style style:name="T42" style:family="text">
      <style:text-properties style:font-name="Calibri"/>
    </style:style>
    <style:style style:name="T43" style:family="text">
      <style:text-properties style:font-name="Calibri" fo:font-size="10pt" style:font-size-asian="10pt" style:font-size-complex="10pt"/>
    </style:style>
    <style:style style:name="T44" style:family="text">
      <style:text-properties style:font-name="Calibri" fo:font-size="10pt" officeooo:rsid="0022722c" style:font-size-asian="10pt" style:font-size-complex="10pt"/>
    </style:style>
    <style:style style:name="T45" style:family="text">
      <style:text-properties style:font-name="Calibri" fo:font-size="10pt" officeooo:rsid="00324437" style:font-size-asian="10pt" style:font-size-complex="10pt"/>
    </style:style>
    <style:style style:name="T46" style:family="text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T47" style:family="text">
      <style:text-properties style:font-name="Calibri" fo:font-size="11pt" style:font-size-asian="11pt" style:font-size-complex="11pt"/>
    </style:style>
    <style:style style:name="T48" style:family="text">
      <style:text-properties style:font-name="Calibri" fo:font-size="11pt" officeooo:rsid="0031efeb" style:font-size-asian="11pt" style:font-size-complex="11pt"/>
    </style:style>
    <style:style style:name="T49" style:family="text">
      <style:text-properties style:font-name="Calibri" officeooo:rsid="0022722c"/>
    </style:style>
    <style:style style:name="T50" style:family="text">
      <style:text-properties style:font-name="Calibri" officeooo:rsid="00324437"/>
    </style:style>
    <style:style style:name="T51" style:family="text">
      <style:text-properties officeooo:rsid="00329f46"/>
    </style:style>
    <style:style style:name="T52" style:family="text">
      <style:text-properties officeooo:rsid="0036089f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number text:level="1" text:style-name="Numbering_20_Symbols" style:num-suffix="." style:num-format="I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4"><text:s text:c="5"/></text:span><text:span text:style-name="T11"><text:s text:c="20"/></text:span><text:span text:style-name="Strong_20_Emphasis"><text:span text:style-name="T47">Documentation for JSON to LVGL </text:span></text:span><text:span text:style-name="Strong_20_Emphasis"><text:span text:style-name="T48">(</text:span></text:span><text:span text:style-name="Strong_20_Emphasis"><text:span text:style-name="T47">Light and Versatile Graphics Library </text:span></text:span><text:span text:style-name="Strong_20_Emphasis"><text:span text:style-name="T48">) </text:span></text:span><text:span text:style-name="Strong_20_Emphasis"><text:span text:style-name="T47">Parser</text:span></text:span></text:h>
      <text:p text:style-name="P3"><text:span text:style-name="T4">This documentation will guide users on how to use your </text:span><text:span text:style-name="Strong_20_Emphasis"><text:span text:style-name="T4">JSON to LVGL Parser</text:span></text:span><text:span text:style-name="T4"> effectively. It includes </text:span><text:span text:style-name="Strong_20_Emphasis"><text:span text:style-name="T28">installation, usage, JSON structure, function details, and examples</text:span></text:span><text:span text:style-name="T28">.</text:span></text:p>
      <text:p text:style-name="P3"><text:span text:style-name="Strong_20_Emphasis"><text:span text:style-name="T4">Project Overview</text:span></text:span></text:p>
      <text:p text:style-name="P3"><text:span text:style-name="Strong_20_Emphasis"><text:span text:style-name="T4">JSON to LVGL Parser</text:span></text:span></text:p>
      <text:p text:style-name="Text_20_body"><text:span text:style-name="T4">This project provides a way to </text:span><text:span text:style-name="Strong_20_Emphasis"><text:span text:style-name="T4">dynamically generate LVGL UI</text:span></text:span><text:span text:style-name="T4"> from a </text:span><text:span text:style-name="Strong_20_Emphasis"><text:span text:style-name="T4">JSON file</text:span></text:span><text:span text:style-name="T4">. Instead of manually writing LVGL widget creation code, users can define UI elements in JSON format, and this parser will </text:span><text:span text:style-name="Strong_20_Emphasis"><text:span text:style-name="T4">convert JSON data into LVGL widgets</text:span></text:span><text:span text:style-name="T4">. </text:span><text:span text:style-name="T11">U</text:span><text:span text:style-name="T4">pdating UI components through JSON files instead of recompiling the entire application simplifies the process.</text:span></text:p>
      <text:p text:style-name="Text_20_body"><text:span text:style-name="T4"/></text:p>
      <text:p text:style-name="Text_20_body"><text:span text:style-name="Strong_20_Emphasis"><text:span text:style-name="T4">🔹 Key Features</text:span></text:span><text:span text:style-name="T4">:</text:span></text:p>
      <text:list xml:id="list1738035742" text:style-name="L1">
        <text:list-item>
          <text:p text:style-name="P32"><text:span text:style-name="T16"><text:s/></text:span><text:span text:style-name="Strong_20_Emphasis"><text:span text:style-name="T16">JSON-Based UI Definition</text:span></text:span><text:span text:style-name="T16"> (No manual widget creation in C)</text:span></text:p>
        </text:list-item>
        <text:list-item>
          <text:p text:style-name="P32"><text:span text:style-name="T16"><text:s/></text:span><text:span text:style-name="Strong_20_Emphasis"><text:span text:style-name="T16">Supports Containers, Buttons, Labels, </text:span></text:span><text:span text:style-name="Strong_20_Emphasis"><text:span text:style-name="T27">Dropdown </text:span></text:span><text:span text:style-name="Strong_20_Emphasis"><text:span text:style-name="T16">Lists, etc.</text:span></text:span></text:p>
        </text:list-item>
        <text:list-item>
          <text:p text:style-name="P32"><text:span text:style-name="T16"><text:s/></text:span><text:span text:style-name="Strong_20_Emphasis"><text:span text:style-name="T16">Dynamic Styling with Colors, Padding, Borders</text:span></text:span></text:p>
        </text:list-item>
        <text:list-item>
          <text:p text:style-name="P32"><text:span text:style-name="T16"><text:s/></text:span><text:span text:style-name="Strong_20_Emphasis"><text:span text:style-name="T16">Event Handling for Clicks, Value Changes, etc.</text:span></text:span></text:p>
        </text:list-item>
        <text:list-item>
          <text:p text:style-name="P14"><text:span text:style-name="T16"><text:s/></text:span><text:span text:style-name="Strong_20_Emphasis"><text:span text:style-name="T16">Works on ESP32, STM32, Linux, and other LVGL-supported devices</text:span></text:span></text:p>
        </text:list-item>
      </text:list>
      <text:p text:style-name="P6"/>
      <text:h text:style-name="P5" text:outline-level="2"><text:span text:style-name="Strong_20_Emphasis"><text:span text:style-name="T4">2️. Installation</text:span></text:span></text:h>
      <text:h text:style-name="P5" text:outline-level="2"><text:span text:style-name="Strong_20_Emphasis"><text:span text:style-name="T5"><text:s/></text:span></text:span><text:span text:style-name="Strong_20_Emphasis"><text:span text:style-name="T4">Dependencies</text:span></text:span></text:h>
      <text:p text:style-name="P2"><text:s text:c="2"/>To compile and use this parser, you need:</text:p>
      <text:list xml:id="list3853983945" text:style-name="L2">
        <text:list-item>
          <text:p text:style-name="P33"><text:span text:style-name="Strong_20_Emphasis"><text:span text:style-name="T4">LVGL Library</text:span></text:span><text:span text:style-name="T4"> (</text:span><text:span text:style-name="Source_20_Text"><text:span text:style-name="T4">lvgl.h</text:span></text:span><text:span text:style-name="T4">)</text:span></text:p>
        </text:list-item>
        <text:list-item>
          <text:p text:style-name="P15"><text:span text:style-name="Strong_20_Emphasis"><text:span text:style-name="T4">cJSON Library</text:span></text:span><text:span text:style-name="T4"> (</text:span><text:span text:style-name="Source_20_Text"><text:span text:style-name="T4">cJSON.h</text:span></text:span><text:span text:style-name="T4">)</text:span></text:p>
        </text:list-item>
      </text:list>
      <text:h text:style-name="Heading_20_3" text:outline-level="3"><text:span text:style-name="Strong_20_Emphasis"><text:span text:style-name="T4"><text:s/>Install LVGL &amp; cJSON</text:span></text:span></text:h>
      <text:list xml:id="list3227358019" text:style-name="L3">
        <text:list-item>
          <text:p text:style-name="P16"><text:span text:style-name="T4">Clone and build </text:span><text:span text:style-name="Strong_20_Emphasis"><text:span text:style-name="T4">cJSON</text:span></text:span><text:span text:style-name="T4">:</text:span><text:span text:style-name="Source_20_Text"><text:span text:style-name="T4"><text:line-break/>git clone </text:span></text:span><text:a xlink:type="simple" xlink:href="https://github.com/DaveGamble/cJSON.git" text:style-name="Internet_20_link" text:visited-style-name="Visited_20_Internet_20_Link"><text:span text:style-name="Source_20_Text"><text:span text:style-name="T4">https://github.com/DaveGamble/cJSON.git</text:span></text:span></text:a><text:span text:style-name="Source_20_Text"><text:span text:style-name="T4"><text:line-break/>cd cJSON<text:line-break/>make</text:span></text:span></text:p>
        </text:list-item>
      </text:list>
      <text:list xml:id="list3784832858" text:style-name="L4">
        <text:list-item>
          <text:p text:style-name="P9"><text:span text:style-name="T4">Include </text:span><text:span text:style-name="Strong_20_Emphasis"><text:span text:style-name="T4">LVGL</text:span></text:span><text:span text:style-name="T4"> in your projec</text:span><text:span text:style-name="T5">t<text:line-break/></text:span><text:span text:style-name="T4"><text:line-break/></text:span><text:span text:style-name="Source_20_Text"><text:span text:style-name="T4">#include "lvgl.h<text:line-break/>#include "cJSON.h"</text:span></text:span></text:p>
        </text:list-item>
      </text:list>
      <text:p text:style-name="P6"/>
      <text:h text:style-name="Heading_20_2" text:outline-level="2"><text:span text:style-name="Strong_20_Emphasis"><text:span text:style-name="T4">3️. How It Works</text:span></text:span></text:h>
      <text:p text:style-name="Text_20_body"><text:span text:style-name="T4">This parser takes a </text:span><text:span text:style-name="Strong_20_Emphasis"><text:span text:style-name="T4">JSON UI definition</text:span></text:span><text:span text:style-name="T4"> and dynamically </text:span><text:span text:style-name="Strong_20_Emphasis"><text:span text:style-name="T4">creates LVGL objects</text:span></text:span><text:span text:style-name="T4">.</text:span></text:p>
      <text:h text:style-name="Heading_20_3" text:outline-level="3"><text:soft-page-break/><text:span text:style-name="Strong_20_Emphasis"><text:span text:style-name="T4">Example JSON for UI</text:span></text:span></text:h>
      <text:p text:style-name="P7"><text:span text:style-name="T41">data.</text:span>json</text:p>
      <text:p text:style-name="P11"><text:span text:style-name="Source_20_Text"><text:span text:style-name="T4">"@screen": {</text:span></text:span></text:p>
      <text:p text:style-name="P11"><text:span text:style-name="Source_20_Text"><text:span text:style-name="T4"><text:s text:c="8"/>"type": "screen",</text:span></text:span></text:p>
      <text:p text:style-name="P11"><text:span text:style-name="Source_20_Text"><text:span text:style-name="T4"><text:s text:c="8"/>"name": "ui_mainScreen",</text:span></text:span></text:p>
      <text:p text:style-name="P11"><text:span text:style-name="Source_20_Text"><text:span text:style-name="T4"><text:s text:c="8"/>"theme": {},</text:span></text:span></text:p>
      <text:p text:style-name="P11"><text:span text:style-name="Source_20_Text"><text:span text:style-name="T4"><text:s text:c="8"/>"@container": {</text:span></text:span></text:p>
      <text:p text:style-name="P11"><text:span text:style-name="Source_20_Text"><text:span text:style-name="T4"><text:s text:c="12"/>"type": "container",</text:span></text:span></text:p>
      <text:p text:style-name="P11"><text:span text:style-name="Source_20_Text"><text:span text:style-name="T4"><text:s text:c="12"/>"name": "left_iconContainer",</text:span></text:span></text:p>
      <text:p text:style-name="P11"><text:span text:style-name="Source_20_Text"><text:span text:style-name="T4"><text:s text:c="12"/>"flex_flow": "row",</text:span></text:span></text:p>
      <text:p text:style-name="P11"><text:span text:style-name="Source_20_Text"><text:span text:style-name="T4"><text:s text:c="12"/>"flex_align": "start",</text:span></text:span></text:p>
      <text:p text:style-name="P11"><text:span text:style-name="Source_20_Text"><text:span text:style-name="T4"><text:s text:c="12"/>"align": "top_mid",</text:span></text:span></text:p>
      <text:p text:style-name="P11"><text:span text:style-name="Source_20_Text"><text:span text:style-name="T4"><text:s text:c="12"/>"clear_flag": "scrollable",</text:span></text:span></text:p>
      <text:p text:style-name="P11"><text:span text:style-name="Source_20_Text"><text:span text:style-name="T4"><text:s text:c="12"/>"style": {</text:span></text:span></text:p>
      <text:p text:style-name="P11"><text:span text:style-name="Source_20_Text"><text:span text:style-name="T4"><text:s text:c="16"/>"width": 160,</text:span></text:span></text:p>
      <text:p text:style-name="P11"><text:span text:style-name="Source_20_Text"><text:span text:style-name="T4"><text:s text:c="16"/>"height": 25,</text:span></text:span></text:p>
      <text:p text:style-name="P11"><text:span text:style-name="Source_20_Text"><text:span text:style-name="T4"><text:s text:c="16"/>"bg_color": "0xB4E2FF",</text:span></text:span></text:p>
      <text:p text:style-name="P11"><text:span text:style-name="Source_20_Text"><text:span text:style-name="T4"><text:s text:c="16"/>"pad_all": 5</text:span></text:span></text:p>
      <text:p text:style-name="P11"><text:span text:style-name="Source_20_Text"><text:span text:style-name="T4"><text:s text:c="12"/>},</text:span></text:span></text:p>
      <text:p text:style-name="P11"><text:span text:style-name="Source_20_Text"><text:span text:style-name="T4"><text:s text:c="12"/>"@button": {</text:span></text:span></text:p>
      <text:p text:style-name="P11"><text:span text:style-name="Source_20_Text"><text:span text:style-name="T4"><text:s text:c="16"/>"name": "settings_btn",</text:span></text:span></text:p>
      <text:p text:style-name="P11"><text:span text:style-name="Source_20_Text"><text:span text:style-name="T4"><text:s text:c="16"/>"type": "button",</text:span></text:span></text:p>
      <text:p text:style-name="P11"><text:span text:style-name="Source_20_Text"><text:span text:style-name="T4"><text:s text:c="16"/>"radius": 8,</text:span></text:span></text:p>
      <text:p text:style-name="P11"><text:span text:style-name="Source_20_Text"><text:span text:style-name="T4"><text:s text:c="16"/>"click_area": 20,</text:span></text:span></text:p>
      <text:p text:style-name="P11"><text:span text:style-name="Source_20_Text"><text:span text:style-name="T4"><text:s text:c="16"/>"event": {</text:span></text:span></text:p>
      <text:p text:style-name="P11"><text:span text:style-name="Source_20_Text"><text:span text:style-name="T4"><text:s text:c="20"/>"name": "ui_settings_btn_cb",</text:span></text:span></text:p>
      <text:p text:style-name="P11"><text:span text:style-name="Source_20_Text"><text:span text:style-name="T4"><text:s text:c="20"/>"code": "LV_EVENT_CLICKED",</text:span></text:span></text:p>
      <text:p text:style-name="P11"><text:span text:style-name="Source_20_Text"><text:span text:style-name="T4"><text:s text:c="20"/>"@screen": {</text:span></text:span></text:p>
      <text:p text:style-name="P11"><text:span text:style-name="Source_20_Text"><text:span text:style-name="T4"><text:s text:c="24"/>"@container": {</text:span></text:span></text:p>
      <text:p text:style-name="P11"><text:span text:style-name="Source_20_Text"><text:span text:style-name="T4"><text:s text:c="28"/>"type": "container",</text:span></text:span></text:p>
      <text:p text:style-name="P11"><text:span text:style-name="Source_20_Text"><text:span text:style-name="T4"><text:s text:c="28"/>"name": "settings_bottom_container",</text:span></text:span></text:p>
      <text:p text:style-name="P11"><text:span text:style-name="Source_20_Text"><text:span text:style-name="T4"><text:s text:c="28"/>"flex_flow": "row",</text:span></text:span></text:p>
      <text:p text:style-name="P11"><text:span text:style-name="Source_20_Text"><text:span text:style-name="T4"><text:s text:c="28"/>"flex_align": "start",</text:span></text:span></text:p>
      <text:p text:style-name="P11"><text:span text:style-name="Source_20_Text"><text:span text:style-name="T4"><text:s text:c="28"/>"align": "bottom_mid",</text:span></text:span></text:p>
      <text:p text:style-name="P11"><text:span text:style-name="Source_20_Text"><text:span text:style-name="T4"><text:s text:c="28"/>"clear_flag": "scrollable",</text:span></text:span></text:p>
      <text:p text:style-name="P11"><text:span text:style-name="Source_20_Text"><text:span text:style-name="T4"><text:s text:c="28"/>"style": {</text:span></text:span></text:p>
      <text:p text:style-name="P11"><text:span text:style-name="Source_20_Text"><text:span text:style-name="T4"><text:s text:c="32"/>"width": 320,</text:span></text:span></text:p>
      <text:p text:style-name="P11"><text:span text:style-name="Source_20_Text"><text:span text:style-name="T4"><text:s text:c="32"/>"height": 25,</text:span></text:span></text:p>
      <text:p text:style-name="P11"><text:span text:style-name="Source_20_Text"><text:span text:style-name="T4"><text:s text:c="32"/>"bg_color": "0xB4E2FF",</text:span></text:span></text:p>
      <text:p text:style-name="P11"><text:span text:style-name="Source_20_Text"><text:span text:style-name="T4"><text:s text:c="32"/>"pad_all": 5</text:span></text:span></text:p>
      <text:p text:style-name="P11"><text:span text:style-name="Source_20_Text"><text:span text:style-name="T4"><text:s text:c="28"/>},</text:span></text:span></text:p>
      <text:p text:style-name="P11"><text:span text:style-name="Source_20_Text"><text:span text:style-name="T4"><text:s text:c="28"/>"@button": {</text:span></text:span></text:p>
      <text:p text:style-name="P11"><text:span text:style-name="Source_20_Text"><text:span text:style-name="T4"><text:s text:c="32"/>"name": "home_btn",</text:span></text:span></text:p>
      <text:p text:style-name="P11"><text:span text:style-name="Source_20_Text"><text:span text:style-name="T4"><text:s text:c="32"/>"type": "button",</text:span></text:span></text:p>
      <text:p text:style-name="P11"><text:span text:style-name="Source_20_Text"><text:span text:style-name="T4"><text:s text:c="32"/>"radius": 8,</text:span></text:span></text:p>
      <text:p text:style-name="P11"><text:span text:style-name="Source_20_Text"><text:span text:style-name="T4"><text:s text:c="32"/>"click_area": 20,</text:span></text:span></text:p>
      <text:p text:style-name="P11"><text:span text:style-name="Source_20_Text"><text:span text:style-name="T4"><text:s text:c="32"/>"event": {</text:span></text:span></text:p>
      <text:p text:style-name="P11"><text:span text:style-name="Source_20_Text"><text:span text:style-name="T4"><text:s text:c="36"/>"name": "ui_home_btn_cb",</text:span></text:span></text:p>
      <text:p text:style-name="P11"><text:span text:style-name="Source_20_Text"><text:span text:style-name="T4"><text:s text:c="36"/>"code": "LV_EVENT_CLICKED",</text:span></text:span></text:p>
      <text:p text:style-name="P11"><text:span text:style-name="Source_20_Text"><text:span text:style-name="T4"><text:s text:c="36"/>"@screen": {}</text:span></text:span></text:p>
      <text:p text:style-name="P11"><text:span text:style-name="Source_20_Text"><text:span text:style-name="T4"><text:s text:c="32"/>},</text:span></text:span></text:p>
      <text:p text:style-name="P11"><text:span text:style-name="Source_20_Text"><text:span text:style-name="T4"><text:s text:c="32"/>"@label": {</text:span></text:span></text:p>
      <text:p text:style-name="P11"><text:span text:style-name="Source_20_Text"><text:span text:style-name="T4"><text:s text:c="36"/>"type": "label",</text:span></text:span></text:p>
      <text:p text:style-name="P11"><text:span text:style-name="Source_20_Text"><text:span text:style-name="T4"><text:s text:c="36"/>"name": "home_label",</text:span></text:span></text:p>
      <text:p text:style-name="P11"><text:span text:style-name="Source_20_Text"><text:span text:style-name="T4"><text:s text:c="36"/>"icon": "home",</text:span></text:span></text:p>
      <text:p text:style-name="P11"><text:soft-page-break/><text:span text:style-name="Source_20_Text"><text:span text:style-name="T4"><text:s text:c="36"/>"align": "center"</text:span></text:span></text:p>
      <text:p text:style-name="P11"><text:span text:style-name="Source_20_Text"><text:span text:style-name="T4"><text:s text:c="32"/>}</text:span></text:span></text:p>
      <text:p text:style-name="P11"><text:span text:style-name="Source_20_Text"><text:span text:style-name="T4"><text:s text:c="28"/>}</text:span></text:span></text:p>
      <text:p text:style-name="P11"><text:span text:style-name="Source_20_Text"><text:span text:style-name="T4"><text:s text:c="24"/>},</text:span></text:span></text:p>
      <text:p text:style-name="P11"><text:span text:style-name="Source_20_Text"><text:span text:style-name="T4"><text:s text:c="24"/>"@list": {</text:span></text:span></text:p>
      <text:p text:style-name="P11"><text:span text:style-name="Source_20_Text"><text:span text:style-name="T4"><text:s text:c="28"/>"name": "settings_list",</text:span></text:span></text:p>
      <text:p text:style-name="P11"><text:span text:style-name="Source_20_Text"><text:span text:style-name="T4"><text:s text:c="28"/>"type": "dropdown_list",</text:span></text:span></text:p>
      <text:p text:style-name="P11"><text:span text:style-name="Source_20_Text"><text:span text:style-name="T4"><text:s text:c="28"/>"options": "Menu\nSettings\nUHF\nNFC\nBanana\nRaspberry\nOrange",</text:span></text:span></text:p>
      <text:p text:style-name="P11"><text:span text:style-name="Source_20_Text"><text:span text:style-name="T4"><text:s text:c="28"/>"align": "top_mid",</text:span></text:span></text:p>
      <text:p text:style-name="P11"><text:span text:style-name="Source_20_Text"><text:span text:style-name="T4"><text:s text:c="28"/>"event": {</text:span></text:span></text:p>
      <text:p text:style-name="P11"><text:span text:style-name="Source_20_Text"><text:span text:style-name="T4"><text:s text:c="32"/>"name": "dropdown_list_cb",</text:span></text:span></text:p>
      <text:p text:style-name="P11"><text:span text:style-name="Source_20_Text"><text:span text:style-name="T4"><text:s text:c="32"/>"code": "LV_EVENT_VALUE_CHANGED",</text:span></text:span></text:p>
      <text:p text:style-name="P11"><text:span text:style-name="Source_20_Text"><text:span text:style-name="T4"><text:s text:c="32"/>"@screen": {}</text:span></text:span></text:p>
      <text:p text:style-name="P11"><text:span text:style-name="Source_20_Text"><text:span text:style-name="T4"><text:s text:c="28"/>}</text:span></text:span></text:p>
      <text:p text:style-name="P11"><text:span text:style-name="Source_20_Text"><text:span text:style-name="T4"><text:s text:c="24"/>}</text:span></text:span></text:p>
      <text:p text:style-name="P11"><text:span text:style-name="Source_20_Text"><text:span text:style-name="T4"><text:s text:c="20"/>}</text:span></text:span></text:p>
      <text:p text:style-name="P11"><text:span text:style-name="Source_20_Text"><text:span text:style-name="T4"><text:s text:c="16"/>},</text:span></text:span></text:p>
      <text:p text:style-name="P11"><text:span text:style-name="Source_20_Text"><text:span text:style-name="T4"><text:s text:c="16"/>"@label": {</text:span></text:span></text:p>
      <text:p text:style-name="P11"><text:span text:style-name="Source_20_Text"><text:span text:style-name="T4"><text:s text:c="20"/>"type": "label",</text:span></text:span></text:p>
      <text:p text:style-name="P11"><text:span text:style-name="Source_20_Text"><text:span text:style-name="T4"><text:s text:c="20"/>"name": "settings_label",</text:span></text:span></text:p>
      <text:p text:style-name="P11"><text:span text:style-name="Source_20_Text"><text:span text:style-name="T4"><text:s text:c="20"/>"icon": "settings",</text:span></text:span></text:p>
      <text:p text:style-name="P11"><text:span text:style-name="Source_20_Text"><text:span text:style-name="T4"><text:s text:c="20"/>"align": "center"</text:span></text:span></text:p>
      <text:p text:style-name="P11"><text:span text:style-name="Source_20_Text"><text:span text:style-name="T4"><text:s text:c="16"/>}</text:span></text:span></text:p>
      <text:p text:style-name="P11"><text:span text:style-name="Source_20_Text"><text:span text:style-name="T4"><text:s text:c="12"/>},</text:span></text:span></text:p>
      <text:p text:style-name="P11"><text:span text:style-name="Source_20_Text"><text:span text:style-name="T4"><text:s text:c="12"/>"@label": {</text:span></text:span></text:p>
      <text:p text:style-name="P11"><text:span text:style-name="Source_20_Text"><text:span text:style-name="T4"><text:s text:c="16"/>"type": "label",</text:span></text:span></text:p>
      <text:p text:style-name="P11"><text:span text:style-name="Source_20_Text"><text:span text:style-name="T4"><text:s text:c="16"/>"name": "time_label",</text:span></text:span></text:p>
      <text:p text:style-name="P11"><text:span text:style-name="Source_20_Text"><text:span text:style-name="T4"><text:s text:c="16"/>"text": "syncTime."</text:span></text:span></text:p>
      <text:p text:style-name="P11"><text:span text:style-name="Source_20_Text"><text:span text:style-name="T4"><text:s text:c="12"/>}</text:span></text:span></text:p>
      <text:p text:style-name="P13"><text:span text:style-name="Source_20_Text"><text:span text:style-name="T4"><text:s text:c="8"/>}</text:span></text:span></text:p>
      <text:p text:style-name="P13"><text:span text:style-name="Source_20_Text"><text:span text:style-name="T15">}</text:span></text:span></text:p>
      <text:p text:style-name="P13"><text:span text:style-name="Source_20_Text"><text:span text:style-name="T15">}</text:span></text:span></text:p>
      <text:h text:style-name="P8" text:outline-level="3"><text:span text:style-name="Strong_20_Emphasis"><text:span text:style-name="T6">4.</text:span></text:span><text:span text:style-name="Strong_20_Emphasis"><text:span text:style-name="T12"> To update the JSON file for dynamic changes to your UI, follow these steps:<text:line-break/> <text:line-break/> <text:s text:c="4"/></text:span></text:span><text:span text:style-name="Strong_20_Emphasis"><text:span text:style-name="T28">Modify the JSON Structure</text:span></text:span><text:span text:style-name="T28">: change properties of existing UI elements in the JSON file. For example:</text:span></text:h>
      <text:list xml:id="list3537675401" text:style-name="L16">
        <text:list-item>
          <text:list>
            <text:list-item>
              <text:p text:style-name="P42">Change the <text:span text:style-name="T51">@label</text:span> text, <text:span text:style-name="T52">icon etc</text:span>.</text:p>
            </text:list-item>
            <text:list-item>
              <text:p text:style-name="P42">Update the background color of a container.</text:p>
            </text:list-item>
            <text:list-item>
              <text:p text:style-name="P31">Add new UI elements such as <text:span text:style-name="T51">@button, @label , @list</text:span> or <text:s/><text:span text:style-name="T51">@</text:span>containers.</text:p>
            </text:list-item>
          </text:list>
        </text:list-item>
      </text:list>
      <text:h text:style-name="Heading_20_3" text:outline-level="3"><text:span text:style-name="Strong_20_Emphasis"><text:span text:style-name="T13">5</text:span></text:span><text:span text:style-name="Strong_20_Emphasis"><text:span text:style-name="T6">.</text:span></text:span><text:span text:style-name="Strong_20_Emphasis"><text:span text:style-name="T4"> Steps to Use</text:span></text:span></text:h>
      <text:list xml:id="list4089611118" text:style-name="L5">
        <text:list-item>
          <text:p text:style-name="P34"><text:span text:style-name="Strong_20_Emphasis"><text:span text:style-name="T28">Load a JSON file</text:span></text:span><text:span text:style-name="T4"> containing the UI.</text:span></text:p>
          <text:p text:style-name="P35"><text:span text:style-name="Strong_20_Emphasis"><text:span text:style-name="T6">Char* read_json_file().</text:span></text:span><text:span text:style-name="Strong_20_Emphasis"><text:span text:style-name="T29"> This function loads a JSON file and returns its contents as a string. <text:s/>.</text:span></text:span></text:p>
        </text:list-item>
        <text:list-item>
          <text:p text:style-name="P34"><text:span text:style-name="Strong_20_Emphasis"><text:span text:style-name="T28">Pass it to</text:span></text:span><text:span text:style-name="Strong_20_Emphasis"><text:span text:style-name="T4"> </text:span></text:span><text:span text:style-name="Source_20_Text"><text:span text:style-name="T17">void parse_json(char * json_str)</text:span></text:span><text:span text:style-name="T4">.</text:span></text:p>
        </text:list-item>
        <text:list-item>
          <text:p text:style-name="P17"><text:span text:style-name="Strong_20_Emphasis"><text:span text:style-name="T28">LVGL widgets will be created dynamically</text:span></text:span><text:span text:style-name="T28">.</text:span></text:p>
        </text:list-item>
      </text:list>
      <text:p text:style-name="P6"/>
      <text:h text:style-name="Heading_20_2" text:outline-level="2"><text:span text:style-name="Strong_20_Emphasis"><text:span text:style-name="T14">6</text:span></text:span><text:span text:style-name="Strong_20_Emphasis"><text:span text:style-name="T4">. Supported UI Elements</text:span></text:span></text:h>
      <text:p text:style-name="P4"><text:span text:style-name="Strong_20_Emphasis"><text:span text:style-name="T7"><text:s/>@Screen(screen)</text:span></text:span></text:p>
      <text:h text:style-name="Heading_20_3" text:outline-level="3"><text:soft-page-break/><text:span text:style-name="Strong_20_Emphasis"><text:span text:style-name="T4"><text:s/></text:span></text:span><text:span text:style-name="Strong_20_Emphasis"><text:span text:style-name="T7">@</text:span></text:span><text:span text:style-name="Strong_20_Emphasis"><text:span text:style-name="T4">Containers (</text:span></text:span><text:span text:style-name="Strong_20_Emphasis"><text:span text:style-name="Source_20_Text"><text:span text:style-name="T4">container</text:span></text:span></text:span><text:span text:style-name="Strong_20_Emphasis"><text:span text:style-name="T4">)</text:span></text:span></text:h>
      <text:list xml:id="list1627173603" text:style-name="L6">
        <text:list-item>
          <text:p text:style-name="P36">Used to group widgets together.</text:p>
        </text:list-item>
        <text:list-item>
          <text:p text:style-name="P18"><text:span text:style-name="Strong_20_Emphasis"><text:span text:style-name="T4">Properties</text:span></text:span><text:span text:style-name="T4">: </text:span><text:span text:style-name="Source_20_Text"><text:span text:style-name="T4">width</text:span></text:span><text:span text:style-name="T4">, </text:span><text:span text:style-name="Source_20_Text"><text:span text:style-name="T4">height</text:span></text:span><text:span text:style-name="T4">, </text:span><text:span text:style-name="Source_20_Text"><text:span text:style-name="T4">bg_color</text:span></text:span><text:span text:style-name="T4">, </text:span><text:span text:style-name="Source_20_Text"><text:span text:style-name="T4">align</text:span></text:span><text:span text:style-name="T4">.</text:span></text:p>
        </text:list-item>
      </text:list>
      <text:h text:style-name="Heading_20_3" text:outline-level="3"><text:span text:style-name="Strong_20_Emphasis"><text:span text:style-name="T4"><text:s/></text:span></text:span><text:span text:style-name="Strong_20_Emphasis"><text:span text:style-name="T7">@</text:span></text:span><text:span text:style-name="Strong_20_Emphasis"><text:span text:style-name="T4">Buttons (</text:span></text:span><text:span text:style-name="Strong_20_Emphasis"><text:span text:style-name="Source_20_Text"><text:span text:style-name="T4">button</text:span></text:span></text:span><text:span text:style-name="Strong_20_Emphasis"><text:span text:style-name="T4">)</text:span></text:span></text:h>
      <text:list xml:id="list1302835065" text:style-name="L7">
        <text:list-item>
          <text:p text:style-name="P37">Clickable button elements.</text:p>
        </text:list-item>
        <text:list-item>
          <text:p text:style-name="P19"><text:span text:style-name="Strong_20_Emphasis"><text:span text:style-name="T4">Properties</text:span></text:span><text:span text:style-name="T4">: </text:span><text:span text:style-name="Source_20_Text"><text:span text:style-name="T4">radius</text:span></text:span><text:span text:style-name="T4">, </text:span><text:span text:style-name="Source_20_Text"><text:span text:style-name="T4">click_area</text:span></text:span><text:span text:style-name="T4">, </text:span><text:span text:style-name="Source_20_Text"><text:span text:style-name="T4">bg_color</text:span></text:span><text:span text:style-name="T4">.</text:span></text:p>
        </text:list-item>
      </text:list>
      <text:h text:style-name="Heading_20_3" text:outline-level="3"><text:span text:style-name="Strong_20_Emphasis"><text:span text:style-name="T7">@</text:span></text:span><text:span text:style-name="Strong_20_Emphasis"><text:span text:style-name="T4"> Labels (</text:span></text:span><text:span text:style-name="Strong_20_Emphasis"><text:span text:style-name="Source_20_Text"><text:span text:style-name="T4">label</text:span></text:span></text:span><text:span text:style-name="Strong_20_Emphasis"><text:span text:style-name="T4">)</text:span></text:span></text:h>
      <text:list xml:id="list1718496189" text:style-name="L8">
        <text:list-item>
          <text:p text:style-name="P38">Text labels for buttons or standalone elements.</text:p>
        </text:list-item>
        <text:list-item>
          <text:p text:style-name="P20"><text:span text:style-name="Strong_20_Emphasis"><text:span text:style-name="T4">Properties</text:span></text:span><text:span text:style-name="T4">: </text:span><text:span text:style-name="Source_20_Text"><text:span text:style-name="T4">text</text:span></text:span><text:span text:style-name="T4">, </text:span><text:span text:style-name="Source_20_Text"><text:span text:style-name="T4">text_color</text:span></text:span><text:span text:style-name="T4">, </text:span><text:span text:style-name="Source_20_Text"><text:span text:style-name="T4">align</text:span></text:span><text:span text:style-name="T4">.</text:span></text:p>
        </text:list-item>
      </text:list>
      <text:h text:style-name="Heading_20_3" text:outline-level="3"><text:span text:style-name="Strong_20_Emphasis"><text:span text:style-name="T7">@</text:span></text:span><text:span text:style-name="Strong_20_Emphasis"><text:span text:style-name="T4"> Lists (</text:span></text:span><text:span text:style-name="Strong_20_Emphasis"><text:span text:style-name="Source_20_Text"><text:span text:style-name="T4">list</text:span></text:span></text:span><text:span text:style-name="Strong_20_Emphasis"><text:span text:style-name="T4">)</text:span></text:span></text:h>
      <text:list xml:id="list1097433498" text:style-name="L9">
        <text:list-item>
          <text:p text:style-name="P39">Dropdown or selectable list.</text:p>
        </text:list-item>
        <text:list-item>
          <text:p text:style-name="P21"><text:span text:style-name="Strong_20_Emphasis"><text:span text:style-name="T4">Properties</text:span></text:span><text:span text:style-name="T4">: </text:span><text:span text:style-name="Source_20_Text"><text:span text:style-name="T4">options</text:span></text:span><text:span text:style-name="T4">, </text:span><text:span text:style-name="Source_20_Text"><text:span text:style-name="T4">align</text:span></text:span><text:span text:style-name="T4">, </text:span><text:span text:style-name="Source_20_Text"><text:span text:style-name="T4">event</text:span></text:span><text:span text:style-name="T4">.</text:span></text:p>
        </text:list-item>
      </text:list>
      <text:p text:style-name="P6"/>
      <text:h text:style-name="Heading_20_2" text:outline-level="2"><text:span text:style-name="Strong_20_Emphasis"><text:span text:style-name="T14">7</text:span></text:span><text:span text:style-name="Strong_20_Emphasis"><text:span text:style-name="T4">. Function Documentation</text:span></text:span></text:h>
      <text:list xml:id="list3435422653" text:style-name="L10">
        <text:list-item>
          <text:p text:style-name="P22"><text:span text:style-name="Strong_20_Emphasis"><text:span text:style-name="T7">void create_list(char *str, lv_obj_t *parent). </text:span></text:span><text:span text:style-name="Strong_20_Emphasis"><text:span text:style-name="T30">This function creates a dropdown list based on the provided JSON string. </text:span></text:span></text:p>
        </text:list-item>
        <text:list-item>
          <text:p text:style-name="P23"><text:span text:style-name="Strong_20_Emphasis"><text:span text:style-name="T7">void create_</text:span></text:span><text:span text:style-name="Strong_20_Emphasis"><text:span text:style-name="T8">label</text:span></text:span><text:span text:style-name="Strong_20_Emphasis"><text:span text:style-name="T7">(char *str, lv_obj_t *parent). </text:span></text:span><text:span text:style-name="Strong_20_Emphasis"><text:span text:style-name="T36">It</text:span></text:span><text:span text:style-name="Strong_20_Emphasis"><text:span text:style-name="T30"> creates a </text:span></text:span><text:span text:style-name="Strong_20_Emphasis"><text:span text:style-name="T31">label </text:span></text:span><text:span text:style-name="Strong_20_Emphasis"><text:span text:style-name="T30">based on the provided JSON string. </text:span></text:span></text:p>
        </text:list-item>
        <text:list-item>
          <text:p text:style-name="P23"><text:span text:style-name="Strong_20_Emphasis"><text:span text:style-name="T7">void create_</text:span></text:span><text:span text:style-name="Strong_20_Emphasis"><text:span text:style-name="T8">button</text:span></text:span><text:span text:style-name="Strong_20_Emphasis"><text:span text:style-name="T7">(char *str, lv_obj_t *parent). </text:span></text:span><text:span text:style-name="Strong_20_Emphasis"><text:span text:style-name="T37">C</text:span></text:span><text:span text:style-name="Strong_20_Emphasis"><text:span text:style-name="T30">reates a </text:span></text:span><text:span text:style-name="Strong_20_Emphasis"><text:span text:style-name="T31">button</text:span></text:span><text:span text:style-name="Strong_20_Emphasis"><text:span text:style-name="T30"> based on the provided JSON string. </text:span></text:span></text:p>
        </text:list-item>
        <text:list-item>
          <text:p text:style-name="P23"><text:span text:style-name="Strong_20_Emphasis"><text:span text:style-name="T7">void create_</text:span></text:span><text:span text:style-name="Strong_20_Emphasis"><text:span text:style-name="T8">container</text:span></text:span><text:span text:style-name="Strong_20_Emphasis"><text:span text:style-name="T7">(char *str, lv_obj_t *parent). </text:span></text:span><text:span text:style-name="Strong_20_Emphasis"><text:span text:style-name="T37">C</text:span></text:span><text:span text:style-name="Strong_20_Emphasis"><text:span text:style-name="T30">reates </text:span></text:span><text:span text:style-name="Strong_20_Emphasis"><text:span text:style-name="T31">group of widgets</text:span></text:span><text:span text:style-name="Strong_20_Emphasis"><text:span text:style-name="T30"> based on the provided JSON string. </text:span></text:span></text:p>
        </text:list-item>
        <text:list-item>
          <text:p text:style-name="P23"><text:span text:style-name="Strong_20_Emphasis"><text:span text:style-name="T7">void create_</text:span></text:span><text:span text:style-name="Strong_20_Emphasis"><text:span text:style-name="T8">screen</text:span></text:span><text:span text:style-name="Strong_20_Emphasis"><text:span text:style-name="T7">(char *str, lv_obj_t *parent). </text:span></text:span><text:span text:style-name="Strong_20_Emphasis"><text:span text:style-name="T37">C</text:span></text:span><text:span text:style-name="Strong_20_Emphasis"><text:span text:style-name="T30">reates a </text:span></text:span><text:span text:style-name="Strong_20_Emphasis"><text:span text:style-name="T31">screen</text:span></text:span><text:span text:style-name="Strong_20_Emphasis"><text:span text:style-name="T30"> based on the provided JSON string. </text:span></text:span></text:p>
        </text:list-item>
        <text:list-item>
          <text:p text:style-name="P23"><text:span text:style-name="Strong_20_Emphasis"><text:span text:style-name="T18">const char* get_lvgl_symbol(const char* symbol_name</text:span></text:span><text:span text:style-name="Strong_20_Emphasis"><text:span text:style-name="T31">. </text:span></text:span><text:span text:style-name="Strong_20_Emphasis"><text:span text:style-name="T37">R</text:span></text:span><text:span text:style-name="Strong_20_Emphasis"><text:span text:style-name="T31">eturns lvgl symbol based on the symbol name.</text:span></text:span></text:p>
        </text:list-item>
        <text:list-item>
          <text:p text:style-name="P23"><text:span text:style-name="Strong_20_Emphasis"><text:span text:style-name="T19">lv_align_t </text:span></text:span><text:span text:style-name="Strong_20_Emphasis"><text:span text:style-name="T18">get_alignment_from_string(const char * alignment_str)</text:span></text:span><text:span text:style-name="Strong_20_Emphasis"><text:span text:style-name="T31">.</text:span></text:span><text:span text:style-name="Strong_20_Emphasis"><text:span text:style-name="T9"> </text:span></text:span><text:span text:style-name="Strong_20_Emphasis"><text:span text:style-name="T32">This function takes a string representation of an alignment value (e.g., </text:span></text:span><text:span text:style-name="Strong_20_Emphasis"><text:span text:style-name="Source_20_Text"><text:span text:style-name="T32">"center"</text:span></text:span></text:span><text:span text:style-name="Strong_20_Emphasis"><text:span text:style-name="T32">, </text:span></text:span><text:span text:style-name="Strong_20_Emphasis"><text:span text:style-name="Source_20_Text"><text:span text:style-name="T32">"top_left"</text:span></text:span></text:span><text:span text:style-name="Strong_20_Emphasis"><text:span text:style-name="T32">, etc.) and returns the corresponding LVGL alignment type (</text:span></text:span><text:span text:style-name="Strong_20_Emphasis"><text:span text:style-name="Source_20_Text"><text:span text:style-name="T32">lv_align_t</text:span></text:span></text:span><text:span text:style-name="Strong_20_Emphasis"><text:span text:style-name="T32">). </text:span></text:span></text:p>
        </text:list-item>
        <text:list-item>
          <text:p text:style-name="P24"><text:span text:style-name="Strong_20_Emphasis"><text:span text:style-name="T19">lv_</text:span></text:span><text:span text:style-name="Strong_20_Emphasis"><text:span text:style-name="T20">flex_a</text:span></text:span><text:span text:style-name="Strong_20_Emphasis"><text:span text:style-name="T19">lign_t </text:span></text:span><text:span text:style-name="Strong_20_Emphasis"><text:span text:style-name="T18">get_</text:span></text:span><text:span text:style-name="Strong_20_Emphasis"><text:span text:style-name="T20">flex_</text:span></text:span><text:span text:style-name="Strong_20_Emphasis"><text:span text:style-name="T18">alignment_from_string(const char * alignment_str)</text:span></text:span><text:span text:style-name="Strong_20_Emphasis"><text:span text:style-name="T31">. </text:span></text:span><text:span text:style-name="Strong_20_Emphasis"><text:span text:style-name="T37">T</text:span></text:span><text:span text:style-name="Strong_20_Emphasis"><text:span text:style-name="T32">akes a string representation of a </text:span></text:span><text:span text:style-name="Strong_20_Emphasis"><text:span text:style-name="T33">flex </text:span></text:span><text:span text:style-name="Strong_20_Emphasis"><text:span text:style-name="T32">alignment value (e.g., </text:span></text:span><text:span text:style-name="Source_20_Text"><text:span text:style-name="T32">"</text:span></text:span><text:span text:style-name="Source_20_Text"><text:span text:style-name="T33">space_between</text:span></text:span><text:span text:style-name="Source_20_Text"><text:span text:style-name="T32">"</text:span></text:span><text:span text:style-name="Strong_20_Emphasis"><text:span text:style-name="T32"> etc.) and returns the corresponding LVGL </text:span></text:span><text:span text:style-name="Strong_20_Emphasis"><text:span text:style-name="T33">flex</text:span></text:span><text:span text:style-name="Strong_20_Emphasis"><text:span text:style-name="T32"> alignment type (</text:span></text:span><text:span text:style-name="Source_20_Text"><text:span text:style-name="T32">lv_</text:span></text:span><text:span text:style-name="Source_20_Text"><text:span text:style-name="T33">flex_</text:span></text:span><text:span text:style-name="Source_20_Text"><text:span text:style-name="T32">align_t</text:span></text:span><text:span text:style-name="Strong_20_Emphasis"><text:span text:style-name="T32">). </text:span></text:span></text:p>
        </text:list-item>
        <text:list-item>
          <text:p text:style-name="P25"><text:span text:style-name="Strong_20_Emphasis"><text:span text:style-name="T19">lv_</text:span></text:span><text:span text:style-name="Strong_20_Emphasis"><text:span text:style-name="T20">flex_</text:span></text:span><text:span text:style-name="Strong_20_Emphasis"><text:span text:style-name="T21">flow</text:span></text:span><text:span text:style-name="Strong_20_Emphasis"><text:span text:style-name="T19">_t </text:span></text:span><text:span text:style-name="Strong_20_Emphasis"><text:span text:style-name="T18">get_</text:span></text:span><text:span text:style-name="Strong_20_Emphasis"><text:span text:style-name="T20">flex_</text:span></text:span><text:span text:style-name="Strong_20_Emphasis"><text:span text:style-name="T21">flow</text:span></text:span><text:span text:style-name="Strong_20_Emphasis"><text:span text:style-name="T18">_from_string(const char * </text:span></text:span><text:span text:style-name="Strong_20_Emphasis"><text:span text:style-name="T21">flow</text:span></text:span><text:span text:style-name="Strong_20_Emphasis"><text:span text:style-name="T18">_str)</text:span></text:span><text:span text:style-name="Strong_20_Emphasis"><text:span text:style-name="T31">.</text:span></text:span><text:span text:style-name="Strong_20_Emphasis"><text:span text:style-name="T9"> </text:span></text:span><text:span text:style-name="Strong_20_Emphasis"><text:span text:style-name="T37">T</text:span></text:span><text:span text:style-name="Strong_20_Emphasis"><text:span text:style-name="T32">akes a string representation of a </text:span></text:span><text:span text:style-name="Strong_20_Emphasis"><text:span text:style-name="T33">flex </text:span></text:span><text:span text:style-name="Strong_20_Emphasis"><text:span text:style-name="T34">flow</text:span></text:span><text:span text:style-name="Strong_20_Emphasis"><text:span text:style-name="T32"> value (e.g., </text:span></text:span><text:span text:style-name="Source_20_Text"><text:span text:style-name="T32">"</text:span></text:span><text:span text:style-name="Source_20_Text"><text:span text:style-name="T34">row</text:span></text:span><text:span text:style-name="Source_20_Text"><text:span text:style-name="T32">",”</text:span></text:span><text:span text:style-name="Source_20_Text"><text:span text:style-name="T34">reverse</text:span></text:span><text:span text:style-name="Source_20_Text"><text:span text:style-name="T32">”</text:span></text:span><text:span text:style-name="Strong_20_Emphasis"><text:span text:style-name="T32"> etc.) and returns the corresponding LVGL </text:span></text:span><text:span text:style-name="Strong_20_Emphasis"><text:span text:style-name="T33">flex</text:span></text:span><text:span text:style-name="Strong_20_Emphasis"><text:span text:style-name="T32"> </text:span></text:span><text:span text:style-name="Strong_20_Emphasis"><text:span text:style-name="T34">flow</text:span></text:span><text:span text:style-name="Strong_20_Emphasis"><text:span text:style-name="T32"> type (</text:span></text:span><text:span text:style-name="Source_20_Text"><text:span text:style-name="T32">lv_</text:span></text:span><text:span text:style-name="Source_20_Text"><text:span text:style-name="T33">flex_</text:span></text:span><text:span text:style-name="Source_20_Text"><text:span text:style-name="T34">flow</text:span></text:span><text:span text:style-name="Source_20_Text"><text:span text:style-name="T32">_t</text:span></text:span><text:span text:style-name="Strong_20_Emphasis"><text:span text:style-name="T32">).</text:span></text:span></text:p>
        </text:list-item>
        <text:list-item>
          <text:p text:style-name="P28"><text:span text:style-name="Strong_20_Emphasis"><text:span text:style-name="T19">lv_</text:span></text:span><text:span text:style-name="Strong_20_Emphasis"><text:span text:style-name="T21">obj</text:span></text:span><text:span text:style-name="Strong_20_Emphasis"><text:span text:style-name="T20">_</text:span></text:span><text:span text:style-name="Strong_20_Emphasis"><text:span text:style-name="T21">flag</text:span></text:span><text:span text:style-name="Strong_20_Emphasis"><text:span text:style-name="T19">_t <text:s/></text:span></text:span><text:span text:style-name="Strong_20_Emphasis"><text:span text:style-name="T18">get</text:span></text:span><text:span text:style-name="Strong_20_Emphasis"><text:span text:style-name="T20">_</text:span></text:span><text:span text:style-name="Strong_20_Emphasis"><text:span text:style-name="T21">flag</text:span></text:span><text:span text:style-name="Strong_20_Emphasis"><text:span text:style-name="T18">_from_string(const char * </text:span></text:span><text:span text:style-name="Strong_20_Emphasis"><text:span text:style-name="T21">flag</text:span></text:span><text:span text:style-name="Strong_20_Emphasis"><text:span text:style-name="T18">_str)</text:span></text:span><text:span text:style-name="Strong_20_Emphasis"><text:span text:style-name="T31">.</text:span></text:span><text:span text:style-name="Strong_20_Emphasis"><text:span text:style-name="T9"> </text:span></text:span><text:span text:style-name="Strong_20_Emphasis"><text:span text:style-name="T32">Takes a string representation of a </text:span></text:span><text:span text:style-name="Strong_20_Emphasis"><text:span text:style-name="T34">flag </text:span></text:span><text:span text:style-name="Strong_20_Emphasis"><text:span text:style-name="T32">value (e.g., </text:span></text:span><text:span text:style-name="Source_20_Text"><text:span text:style-name="T32">"</text:span></text:span><text:span text:style-name="Source_20_Text"><text:span text:style-name="T35">scrollable</text:span></text:span><text:span text:style-name="Source_20_Text"><text:span text:style-name="T32">",”</text:span></text:span><text:span text:style-name="Source_20_Text"><text:span text:style-name="T35">clickable”</text:span></text:span><text:span text:style-name="Strong_20_Emphasis"><text:span text:style-name="T32"> etc.) and returns the corresponding LVGL </text:span></text:span><text:span text:style-name="Strong_20_Emphasis"><text:span text:style-name="T34">flag</text:span></text:span><text:span text:style-name="Strong_20_Emphasis"><text:span text:style-name="T32"> type (</text:span></text:span><text:span text:style-name="Source_20_Text"><text:span text:style-name="T32">lv_</text:span></text:span><text:span text:style-name="Source_20_Text"><text:span text:style-name="T34">obj</text:span></text:span><text:span text:style-name="Source_20_Text"><text:span text:style-name="T33">_</text:span></text:span><text:span text:style-name="Source_20_Text"><text:span text:style-name="T34">flag</text:span></text:span><text:span text:style-name="Source_20_Text"><text:span text:style-name="T32">_t</text:span></text:span><text:span text:style-name="Strong_20_Emphasis"><text:span text:style-name="T32">).</text:span></text:span></text:p>
        </text:list-item>
        <text:list-item>
          <text:p text:style-name="P26"><text:span text:style-name="Strong_20_Emphasis"><text:span text:style-name="T22">void push_screen(lv_obj_t *scr). </text:span></text:span><text:span text:style-name="Strong_20_Emphasis"><text:span text:style-name="T36">Stores the screen in a stack</text:span></text:span><text:span text:style-name="Strong_20_Emphasis"><text:span text:style-name="T23">.</text:span></text:span></text:p>
        </text:list-item>
        <text:list-item>
          <text:p text:style-name="P27"><text:span text:style-name="Strong_20_Emphasis"><text:span text:style-name="T22">void p</text:span></text:span><text:span text:style-name="Strong_20_Emphasis"><text:span text:style-name="T23">op</text:span></text:span><text:span text:style-name="Strong_20_Emphasis"><text:span text:style-name="T22">_screen(lv_obj_t *scr). </text:span></text:span><text:span text:style-name="Strong_20_Emphasis"><text:span text:style-name="T36">Returns the last screen stored in a stack</text:span></text:span><text:span text:style-name="Strong_20_Emphasis"><text:span text:style-name="T23">.</text:span></text:span></text:p>
        </text:list-item>
        <text:list-item>
          <text:p text:style-name="P27"><text:span text:style-name="Strong_20_Emphasis"><text:span text:style-name="T23">void ui_home_btn_cb(lv_event_t *event). </text:span></text:span><text:span text:style-name="Strong_20_Emphasis"><text:span text:style-name="T36">An event callback that takes the user to the previous screen.</text:span></text:span></text:p>
        </text:list-item>
        <text:list-item>
          <text:p text:style-name="P28"><text:soft-page-break/><text:span text:style-name="Strong_20_Emphasis"><text:span text:style-name="T24">void ui_event_agent_</text:span></text:span><text:span text:style-name="Strong_20_Emphasis"><text:span text:style-name="T25">btn_cb</text:span></text:span><text:span text:style-name="Strong_20_Emphasis"><text:span text:style-name="T24">(lv_event_t *e)</text:span></text:span><text:span text:style-name="Strong_20_Emphasis"><text:span text:style-name="T37">. An event callback function that creates a new screen based on the json string.</text:span></text:span></text:p>
        </text:list-item>
        <text:list-item>
          <text:p text:style-name="P28"><text:span text:style-name="Strong_20_Emphasis"><text:span text:style-name="T24">static void </text:span></text:span><text:span text:style-name="Strong_20_Emphasis"><text:span text:style-name="T25">dropdown_list</text:span></text:span><text:span text:style-name="Strong_20_Emphasis"><text:span text:style-name="T24">_cb(lv_event_t *e)</text:span></text:span><text:span text:style-name="Strong_20_Emphasis"><text:span text:style-name="T37">. An event callback function </text:span></text:span><text:span text:style-name="Strong_20_Emphasis"><text:span text:style-name="T38">occurs when list item is selected</text:span></text:span><text:span text:style-name="Strong_20_Emphasis"><text:span text:style-name="T37">.</text:span></text:span></text:p>
        </text:list-item>
        <text:list-item>
          <text:p text:style-name="P29"><text:span text:style-name="Strong_20_Emphasis"><text:span text:style-name="T26">event_handler_map_t event_handlers[]={}</text:span></text:span><text:span text:style-name="Strong_20_Emphasis"><text:span text:style-name="T39">. It is a function pointer map (or lookup table. Stores string-function pointer pairs, mapping event names (strings) to corresponding function pointers. </text:span></text:span></text:p>
        </text:list-item>
        <text:list-item>
          <text:p text:style-name="P29"><text:span text:style-name="Strong_20_Emphasis"><text:span text:style-name="T26">event_handler_t <text:s/>get_event_handler(const char *name). </text:span></text:span><text:span text:style-name="Strong_20_Emphasis"><text:span text:style-name="T39">This function retrieves a function pointer from the </text:span></text:span><text:span text:style-name="Strong_20_Emphasis"><text:span text:style-name="Source_20_Text"><text:span text:style-name="T3">event_handlers</text:span></text:span></text:span><text:span text:style-name="Strong_20_Emphasis"><text:span text:style-name="T39"> array based on the given event name.</text:span></text:span><text:span text:style-name="Strong_20_Emphasis"><text:span text:style-name="T26"> </text:span></text:span></text:p>
        </text:list-item>
        <text:list-item>
          <text:p text:style-name="P29"><text:span text:style-name="Strong_20_Emphasis"><text:span text:style-name="T26">lv_event_code_t get_event_code(const char *event_code). </text:span></text:span><text:span text:style-name="Strong_20_Emphasis"><text:span text:style-name="T40">This function converts a string representation of an event code into its corresponding lv_event_code_t enum value.</text:span></text:span></text:p>
        </text:list-item>
      </text:list>
      <text:h text:style-name="Heading_20_2" text:outline-level="2"><text:span text:style-name="Strong_20_Emphasis"><text:span text:style-name="T4"/></text:span></text:h>
      <text:p text:style-name="P6"/>
      <text:h text:style-name="Heading_20_2" text:outline-level="2"><text:span text:style-name="Strong_20_Emphasis"><text:span text:style-name="T14">8</text:span></text:span><text:span text:style-name="Strong_20_Emphasis"><text:span text:style-name="T10">.</text:span></text:span><text:span text:style-name="Strong_20_Emphasis"><text:span text:style-name="T4"> Event Handling</text:span></text:span></text:h>
      <text:p text:style-name="Text_20_body"><text:span text:style-name="T4">JSON supports </text:span><text:span text:style-name="Strong_20_Emphasis"><text:span text:style-name="T4">event binding</text:span></text:span><text:span text:style-name="T4"> for LVGL actions.<text:line-break/></text:span><text:span text:style-name="Strong_20_Emphasis"><text:span text:style-name="T4">Example Event in JSON<text:line-break/></text:span></text:span><text:span text:style-name="Source_20_Text"><text:span text:style-name="T4">"event": {</text:span></text:span></text:p>
      <text:p text:style-name="P11"><text:span text:style-name="Source_20_Text"><text:span text:style-name="T4"><text:s text:c="4"/>"name": "</text:span></text:span><text:span text:style-name="Source_20_Text"><text:span text:style-name="T10">ui_settings_btn_cb</text:span></text:span><text:span text:style-name="Source_20_Text"><text:span text:style-name="T4">",</text:span></text:span></text:p>
      <text:p text:style-name="P11"><text:span text:style-name="Source_20_Text"><text:span text:style-name="T4"><text:s text:c="4"/>"code": "LV_EVENT_CLICKED",</text:span></text:span></text:p>
      <text:p text:style-name="P12"><text:span text:style-name="Source_20_Text"><text:span text:style-name="T4">“</text:span></text:span><text:span text:style-name="Source_20_Text"><text:span text:style-name="T10">screen</text:span></text:span><text:span text:style-name="Source_20_Text"><text:span text:style-name="T4">”:</text:span></text:span><text:span text:style-name="Source_20_Text"><text:span text:style-name="T10">{</text:span></text:span></text:p>
      <text:p text:style-name="P12"><text:span text:style-name="Source_20_Text"><text:span text:style-name="T10"/></text:span></text:p>
      <text:p text:style-name="P12"><text:span text:style-name="Source_20_Text"><text:span text:style-name="T10"><text:s text:c="7"/>}</text:span></text:span></text:p>
      <text:p text:style-name="P10"><text:span text:style-name="Source_20_Text"><text:span text:style-name="T4">}<text:line-break/><text:line-break/></text:span></text:span><text:span text:style-name="Strong_20_Emphasis"><text:span text:style-name="T4">9️. Contribut</text:span></text:span><text:span text:style-name="Strong_20_Emphasis"><text:span text:style-name="T14">ion<text:line-break/><text:line-break/></text:span></text:span><text:span text:style-name="T4">Want to improve the parser? 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3-05T12:48:18.043000000</meta:creation-date>
    <dc:date>2025-03-06T14:09:10.917000000</dc:date>
    <meta:editing-duration>PT1H31M11S</meta:editing-duration>
    <meta:editing-cycles>10</meta:editing-cycles>
    <meta:generator>LibreOffice/6.1.0.3$Windows_X86_64 LibreOffice_project/efb621ed25068d70781dc026f7e9c5187a4decd1</meta:generator>
    <meta:document-statistic meta:table-count="0" meta:image-count="0" meta:object-count="0" meta:page-count="5" meta:paragraph-count="157" meta:word-count="894" meta:character-count="8271" meta:non-whitespace-character-count="5639"/>
  </office:meta>
</office:document-meta>
</file>